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24pt" officeooo:paragraph-rsid="000ac6be" fo:background-color="transparen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officeooo:paragraph-rsid="00212cc5" fo:background-color="transparent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paragraph-rsid="00231156" fo:background-color="transparent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24pt" officeooo:paragraph-rsid="00247633" fo:background-color="transparen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fo:font-size="24pt" officeooo:paragraph-rsid="00253c28" fo:background-color="transparen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fo:font-size="24pt" officeooo:paragraph-rsid="00267477" fo:background-color="transparen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fo:font-size="24pt" officeooo:paragraph-rsid="00282571" fo:background-color="transparent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24pt" officeooo:paragraph-rsid="0028a2b6" fo:background-color="transparent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24pt" officeooo:rsid="0008940b" officeooo:paragraph-rsid="000ac6be" fo:background-color="transparent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24pt" officeooo:rsid="0008940b" officeooo:paragraph-rsid="00212cc5" fo:background-color="transparent" style:font-size-asian="24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fo:font-size="24pt" officeooo:rsid="0008940b" officeooo:paragraph-rsid="00231156" fo:background-color="transparent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fo:font-size="24pt" officeooo:rsid="0008940b" officeooo:paragraph-rsid="00247633" fo:background-color="transparent" style:font-size-asian="24pt" style:font-size-complex="24pt"/>
    </style:style>
    <style:style style:name="P13" style:family="paragraph" style:parent-style-name="Table_20_Contents">
      <style:paragraph-properties fo:text-align="center" style:justify-single-word="false"/>
      <style:text-properties fo:font-size="24pt" officeooo:rsid="0008940b" officeooo:paragraph-rsid="00253c28" fo:background-color="transparent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font-size="24pt" officeooo:rsid="0008940b" officeooo:paragraph-rsid="00267477" fo:background-color="transparent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font-size="24pt" officeooo:rsid="0008940b" officeooo:paragraph-rsid="00282571" fo:background-color="transparent" style:font-size-asian="24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fo:font-size="24pt" officeooo:rsid="0008940b" officeooo:paragraph-rsid="0028a2b6" fo:background-color="transparent" style:font-size-asian="24pt" style:font-size-complex="24pt"/>
    </style:style>
    <style:style style:name="P17" style:family="paragraph" style:parent-style-name="Table_20_Contents">
      <style:paragraph-properties fo:text-align="center" style:justify-single-word="false"/>
      <style:text-properties fo:font-size="24pt" officeooo:paragraph-rsid="000ac6be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size="24pt" officeooo:paragraph-rsid="00212cc5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size="24pt" officeooo:paragraph-rsid="00231156" style:font-size-asian="24pt" style:font-size-complex="24pt"/>
    </style:style>
    <style:style style:name="P20" style:family="paragraph" style:parent-style-name="Table_20_Contents">
      <style:paragraph-properties fo:text-align="center" style:justify-single-word="false"/>
      <style:text-properties fo:font-size="24pt" officeooo:paragraph-rsid="00247633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fo:font-size="24pt" officeooo:paragraph-rsid="00253c28" style:font-size-asian="24pt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fo:font-size="24pt" officeooo:paragraph-rsid="00267477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fo:font-size="24pt" officeooo:paragraph-rsid="00282571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paragraph-rsid="0028a2b6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fo:font-size="24pt" officeooo:rsid="00096851" officeooo:paragraph-rsid="000ac6be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0ac6be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rsid="00096851" officeooo:paragraph-rsid="000ac6be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12cc5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31156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47633" style:font-size-asian="20pt" style:font-weight-asian="bold" style:font-size-complex="2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53c28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67477" style:font-size-asian="20pt" style:font-weight-asian="bold" style:font-size-complex="2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2571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a2b6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20pt" fo:font-weight="bold" officeooo:paragraph-rsid="00212cc5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20pt" fo:font-weight="bold" officeooo:paragraph-rsid="00231156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20pt" fo:font-weight="bold" officeooo:paragraph-rsid="00247633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0pt" fo:font-weight="bold" officeooo:paragraph-rsid="00253c28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20pt" fo:font-weight="bold" officeooo:paragraph-rsid="00267477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0pt" fo:font-weight="bold" officeooo:paragraph-rsid="00282571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0pt" fo:font-weight="bold" officeooo:paragraph-rsid="0028a2b6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0pt" fo:font-weight="bold" officeooo:rsid="0028a2b6" officeooo:paragraph-rsid="0028a2b6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31156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47633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53c28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67477" style:font-size-asian="18pt" style:font-weight-asian="bold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2571" style:font-size-asian="18pt" style:font-weight-asian="bold" style:font-size-complex="1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a2b6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8pt" fo:font-weight="bold" officeooo:paragraph-rsid="00212cc5" style:font-size-asian="18pt" style:font-weight-asian="bold" style:font-size-complex="1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8pt" fo:font-weight="bold" officeooo:paragraph-rsid="00231156" style:font-size-asian="18pt" style:font-weight-asian="bold" style:font-size-complex="1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8pt" fo:font-weight="bold" officeooo:paragraph-rsid="00247633" style:font-size-asian="18pt" style:font-weight-asian="bold" style:font-size-complex="1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8pt" fo:font-weight="bold" officeooo:paragraph-rsid="00253c28" style:font-size-asian="18pt" style:font-weight-asian="bold" style:font-size-complex="1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8pt" fo:font-weight="bold" officeooo:paragraph-rsid="00267477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8pt" fo:font-weight="bold" officeooo:paragraph-rsid="00282571" style:font-size-asian="18pt" style:font-weight-asian="bold" style:font-size-complex="1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8pt" fo:font-weight="bold" officeooo:paragraph-rsid="0028a2b6" style:font-size-asian="18pt" style:font-weight-asian="bold" style:font-size-complex="18pt" style:font-weight-complex="bold"/>
    </style:style>
    <style:style style:name="P56" style:family="paragraph" style:parent-style-name="Standard">
      <style:text-properties officeooo:paragraph-rsid="000ac6be"/>
    </style:style>
    <style:style style:name="P57" style:family="paragraph" style:parent-style-name="Standard">
      <style:text-properties officeooo:paragraph-rsid="00231156"/>
    </style:style>
    <style:style style:name="P58" style:family="paragraph" style:parent-style-name="Standard">
      <style:text-properties officeooo:paragraph-rsid="00247633"/>
    </style:style>
    <style:style style:name="P59" style:family="paragraph" style:parent-style-name="Standard">
      <style:text-properties officeooo:paragraph-rsid="00253c28"/>
    </style:style>
    <style:style style:name="P60" style:family="paragraph" style:parent-style-name="Standard">
      <style:text-properties officeooo:paragraph-rsid="00267477"/>
    </style:style>
    <style:style style:name="P61" style:family="paragraph" style:parent-style-name="Standard">
      <style:text-properties officeooo:paragraph-rsid="00282571"/>
    </style:style>
    <style:style style:name="P62" style:family="paragraph" style:parent-style-name="Standard">
      <style:text-properties officeooo:paragraph-rsid="0028a2b6"/>
    </style:style>
    <style:style style:name="P63" style:family="paragraph" style:parent-style-name="Standard">
      <style:paragraph-properties fo:break-before="page"/>
      <style:text-properties officeooo:paragraph-rsid="00212cc5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fo:font-size="18pt" fo:font-weight="bold" officeooo:rsid="0013cc14" officeooo:paragraph-rsid="00253c28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style:writing-mode="lr-tb"/>
      <style:text-properties fo:color="#2a6099" loext:opacity="100%" fo:font-size="28pt" fo:font-weight="bold" fo:background-color="#ffff00" style:font-size-asian="28pt" style:font-weight-asian="bold" style:font-size-complex="28pt" style:font-weight-complex="bold"/>
    </style:style>
    <style:style style:name="P66" style:family="paragraph">
      <style:paragraph-properties fo:text-align="center" style:writing-mode="lr-tb"/>
      <style:text-properties fo:font-size="20pt" fo:background-color="#ffff00" style:font-size-asian="20pt" style:font-size-complex="20pt"/>
    </style:style>
    <style:style style:name="P67" style:family="paragraph">
      <style:paragraph-properties fo:text-align="center"/>
    </style:style>
    <style:style style:name="P68" style:family="paragraph">
      <style:paragraph-properties fo:text-align="center" style:writing-mode="lr-tb"/>
    </style:style>
    <style:style style:name="P69" style:family="paragraph"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style:paragraph-properties fo:text-align="center" style:writing-mode="lr-tb"/>
      <style:text-properties fo:color="#2a6099" loext:opacity="100%" fo:font-size="20pt" fo:background-color="#ffff00" style:font-size-asian="20pt" style:font-size-complex="20pt"/>
    </style:style>
    <style:style style:name="P71" style:family="paragraph">
      <style:paragraph-properties fo:text-align="center" style:writing-mode="lr-tb"/>
      <style:text-properties fo:color="#2a6099" loext:opacity="100%"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31156"/>
    </style:style>
    <style:style style:name="T3" style:family="text">
      <style:text-properties fo:color="#ff0000" loext:opacity="100%" officeooo:rsid="00247633"/>
    </style:style>
    <style:style style:name="T4" style:family="text">
      <style:text-properties fo:color="#ff0000" loext:opacity="100%" officeooo:rsid="00253c28"/>
    </style:style>
    <style:style style:name="T5" style:family="text">
      <style:text-properties fo:color="#ff0000" loext:opacity="100%" officeooo:rsid="00267477"/>
    </style:style>
    <style:style style:name="T6" style:family="text">
      <style:text-properties fo:color="#ff0000" loext:opacity="100%" fo:font-size="14pt" officeooo:rsid="00267477" style:font-size-asian="14pt" style:font-size-complex="14pt"/>
    </style:style>
    <style:style style:name="T7" style:family="text">
      <style:text-properties fo:color="#ff0000" loext:opacity="100%" officeooo:rsid="00282571"/>
    </style:style>
    <style:style style:name="T8" style:family="text">
      <style:text-properties fo:color="#ff0000" loext:opacity="100%" officeooo:rsid="0028a2b6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47633"/>
    </style:style>
    <style:style style:name="T11" style:family="text">
      <style:text-properties fo:color="#000000" loext:opacity="100%" officeooo:rsid="00253c28"/>
    </style:style>
    <style:style style:name="T12" style:family="text">
      <style:text-properties fo:color="#000000" loext:opacity="100%" officeooo:rsid="00267477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officeooo:rsid="00282571"/>
    </style:style>
    <style:style style:name="T15" style:family="text">
      <style:text-properties officeooo:rsid="00231156"/>
    </style:style>
    <style:style style:name="T16" style:family="text">
      <style:text-properties officeooo:rsid="00247633"/>
    </style:style>
    <style:style style:name="T17" style:family="text">
      <style:text-properties officeooo:rsid="00253c28"/>
    </style:style>
    <style:style style:name="T18" style:family="text">
      <style:text-properties officeooo:rsid="00267477"/>
    </style:style>
    <style:style style:name="T19" style:family="text">
      <style:text-properties fo:font-size="14pt" officeooo:rsid="00267477" style:font-size-asian="14pt" style:font-size-complex="14pt"/>
    </style:style>
    <style:style style:name="T20" style:family="text">
      <style:text-properties officeooo:rsid="00282571"/>
    </style:style>
    <style:style style:name="T21" style:family="text">
      <style:text-properties officeooo:rsid="0028a2b6"/>
    </style:style>
    <style:style style:name="T22" style:family="text">
      <style:text-properties fo:color="#2a6099" loext:opacity="100%" fo:font-size="28pt" fo:font-weight="bold" fo:background-color="#ffff00" style:font-size-asian="28pt" style:font-weight-asian="bold" style:font-size-complex="28pt" style:font-weight-complex="bold"/>
    </style:style>
    <style:style style:name="T23" style:family="text">
      <style:text-properties fo:font-size="20pt" fo:background-color="#ffff00" style:font-size-asian="20pt" style:font-size-complex="20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2a6099" loext:opacity="100%" fo:font-size="20pt" fo:background-color="#ffff00" style:font-size-asian="20pt" style:font-size-complex="20pt"/>
    </style:style>
    <style:style style:name="T26" style:family="text">
      <style:text-properties fo:color="#2a6099" loext:opacity="100%" fo:font-size="20pt" style:font-size-asian="20pt" style:font-size-complex="20pt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1"><draw:frame text:anchor-type="paragraph" draw:z-index="12" draw:name="Forme12_1" draw:style-name="gr1" draw:text-style-name="P65" svg:width="1.047cm" svg:height="1.138cm" svg:x="6.281cm" svg:y="4.957cm"><draw:text-box><text:p><text:span text:style-name="T22">2</text:span></text:p></draw:text-box></draw:frame><draw:frame text:anchor-type="paragraph" draw:z-index="11" draw:name="Forme12_0" draw:style-name="gr1" draw:text-style-name="P65" svg:width="1.047cm" svg:height="1.138cm" svg:x="4.847cm" svg:y="3.29cm"><draw:text-box><text:p><text:span text:style-name="T22">2</text:span></text:p></draw:text-box></draw:frame></text:p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K1" office:value-type="string">
            <text:p text:style-name="P1"/>
          </table:table-cell>
        </table:table-row>
        <table:table-row table:style-name="Tableau3.1">
          <table:table-cell table:style-name="Tableau3.A2" office:value-type="string">
            <text:p text:style-name="P25"><draw:frame text:anchor-type="paragraph" draw:z-index="15" draw:name="Forme12_3" draw:style-name="gr1" draw:text-style-name="P65" svg:width="1.047cm" svg:height="1.138cm" svg:x="12.545cm" svg:y="3.311cm"><draw:text-box><text:p><text:span text:style-name="T22">10</text:span></text:p></draw:text-box></draw:frame></text:p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A2" office:value-type="string">
            <text:p text:style-name="P25"><draw:polyline text:anchor-type="paragraph" draw:z-index="2" draw:name="Forme4" draw:style-name="gr3" draw:text-style-name="P71" svg:width="4.605cm" svg:height="3.484cm" svg:x="-3.916cm" svg:y="0.476cm" svg:viewBox="0 0 4606 3485" draw:points="0,0 1494,0 1494,3485 4606,3485"><text:p text:style-name="P67"><text:span text:style-name="T26"/></text:p><text:p text:style-name="P67"><text:span text:style-name="T25"/></text:p></draw:polyline><draw:line text:anchor-type="paragraph" draw:z-index="3" draw:name="Forme5" draw:style-name="gr3" draw:text-style-name="P70" svg:x1="0.534cm" svg:y1="4.212cm" svg:x2="0.534cm" svg:y2="0.476cm"><text:p text:style-name="P67"><text:span text:style-name="T25"/></text:p><text:p text:style-name="P67"><text:span text:style-name="T25"/></text:p></draw:line></text:p>
          </table:table-cell>
          <table:table-cell table:style-name="Tableau3.C2" office:value-type="string">
            <text:p text:style-name="P26"/>
          </table:table-cell>
          <table:table-cell table:style-name="Tableau3.A2" office:value-type="string">
            <text:p text:style-name="P25"><draw:polyline text:anchor-type="paragraph" draw:z-index="5" draw:name="Forme7" draw:style-name="gr2" draw:text-style-name="P68" svg:width="0cm" svg:height="3.641cm" svg:x="0.538cm" svg:y="0.524cm" svg:viewBox="0 0 0 3642" draw:points="0,3642 0,0 0,67"><text:p/></draw:polyline></text:p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polyline text:anchor-type="paragraph" draw:z-index="7" draw:name="Forme9" draw:style-name="gr3" draw:text-style-name="P66" svg:width="3.516cm" svg:height="6.91cm" draw:transform="rotate (-3.14159265358979) translate (3.81705555555556cm 7.37305555555555cm)" svg:viewBox="0 0 3517 6911" draw:points="102,6911 3517,6911 3517,3411 0,3411 0,63 3281,64 3281,0"><text:p text:style-name="P67"><text:span text:style-name="T23"/></text:p><text:p text:style-name="P67"><text:span text:style-name="T23"/></text:p></draw:polyline></text:p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frame text:anchor-type="paragraph" draw:z-index="10" draw:name="Forme12" draw:style-name="gr1" draw:text-style-name="P65" svg:width="1.047cm" svg:height="1.138cm" svg:x="0.579cm" svg:y="0.383cm"><draw:text-box><text:p><text:span text:style-name="T22">5</text:span></text:p></draw:text-box></draw:frame></text:p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frame text:anchor-type="paragraph" draw:z-index="13" draw:name="Forme12_2" draw:style-name="gr1" draw:text-style-name="P65" svg:width="1.047cm" svg:height="1.138cm" svg:x="0.302cm" svg:y="0.164cm"><draw:text-box><text:p><text:span text:style-name="T22">2</text:span></text:p></draw:text-box></draw:frame></text:p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><draw:line text:anchor-type="paragraph" draw:z-index="4" draw:name="Forme6" draw:style-name="gr3" draw:text-style-name="P69" svg:x1="0.224cm" svg:y1="0.561cm" svg:x2="3.803cm" svg:y2="0.561cm"><text:p text:style-name="P67"><text:span text:style-name="T24"/></text:p><text:p text:style-name="P67"><text:span text:style-name="T25"/></text:p></draw:line></text:p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><draw:polyline text:anchor-type="paragraph" draw:z-index="6" draw:name="Forme8" draw:style-name="gr2" draw:text-style-name="P66" svg:width="3.703cm" svg:height="3.569cm" draw:transform="rotate (-1.5707963267949) translate (4.13984722222222cm 0.268111111111109cm)" svg:viewBox="0 0 3704 3570" draw:points="0,3570 3702,3570 3702,0 3704,0"><text:p/></draw:polyline></text:p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><draw:frame text:anchor-type="paragraph" draw:z-index="14" draw:name="Forme12_4" draw:style-name="gr1" draw:text-style-name="P65" svg:width="1.047cm" svg:height="1.138cm" svg:x="8.472cm" svg:y="1.665cm"><draw:text-box><text:p><text:span text:style-name="T22">4</text:span></text:p></draw:text-box></draw:frame></text:p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polyline text:anchor-type="paragraph" draw:z-index="0" draw:name="Forme2" draw:style-name="gr3" draw:text-style-name="P71" svg:width="9.712cm" svg:height="7.225cm" draw:transform="rotate (-3.14159265358979) translate (10.3206230733863cm 7.6237088610142cm)" svg:viewBox="0 0 9713 7226" draw:points="3152,63 9649,63 9713,0 9713,7226 6237,7226 6237,3581 0,3581"><text:p text:style-name="P67"><text:span text:style-name="T26"/></text:p><text:p text:style-name="P67"><text:span text:style-name="T25"/></text:p></draw:polyline>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><draw:polyline text:anchor-type="paragraph" draw:z-index="1" draw:name="Forme3" draw:style-name="gr3" draw:text-style-name="P71" svg:width="3.888cm" svg:height="0.031cm" draw:transform="rotate (-1.5707963267949) translate (0.829027777777778cm 0.398638888888889cm)" svg:viewBox="0 0 3889 32" draw:points="3889,0 0,0 0,32"><text:p text:style-name="P67"><text:span text:style-name="T26"/></text:p><text:p text:style-name="P67"><text:span text:style-name="T25"/></text:p></draw:polyline>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frame text:anchor-type="paragraph" draw:z-index="16" draw:name="Forme12_5" draw:style-name="gr1" draw:text-style-name="P65" svg:width="1.047cm" svg:height="1.138cm" svg:x="0.619cm" svg:y="0.058cm"><draw:text-box><text:p><text:span text:style-name="T22">2</text:span></text:p></draw:text-box></draw:frame></text:p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><draw:frame text:anchor-type="paragraph" draw:z-index="18" draw:name="Forme12_7" draw:style-name="gr1" draw:text-style-name="P65" svg:width="1.047cm" svg:height="1.138cm" svg:x="14.203cm" svg:y="1.617cm"><draw:text-box><text:p><text:span text:style-name="T22">5</text:span></text:p></draw:text-box></draw:frame></text:p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><draw:frame text:anchor-type="paragraph" draw:z-index="19" draw:name="Forme12_8" draw:style-name="gr1" draw:text-style-name="P65" svg:width="1.047cm" svg:height="1.138cm" svg:x="0.247cm" svg:y="0.016cm"><draw:text-box><text:p><text:span text:style-name="T22">16</text:span></text:p></draw:text-box></draw:frame>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><draw:line text:anchor-type="paragraph" draw:z-index="8" draw:name="Forme10" draw:style-name="gr3" draw:text-style-name="P66" svg:x1="0.829cm" svg:y1="0.376cm" svg:x2="0.797cm" svg:y2="3.893cm"><text:p text:style-name="P67"><text:span text:style-name="T23"/></text:p><text:p text:style-name="P67"><text:span text:style-name="T23"/></text:p></draw:line><draw:polyline text:anchor-type="paragraph" draw:z-index="9" draw:name="Forme11" draw:style-name="gr2" draw:text-style-name="P66" svg:width="4.732cm" svg:height="3.299cm" draw:transform="rotate (-3.14159265358979) translate (5.24933333333333cm 3.95640277777778cm)" svg:viewBox="0 0 4733 3300" draw:points="0,0 1600,0 1600,3300 4733,3300"><text:p/></draw:polyline>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><draw:frame text:anchor-type="paragraph" draw:z-index="17" draw:name="Forme12_6" draw:style-name="gr1" draw:text-style-name="P65" svg:width="1.047cm" svg:height="1.138cm" svg:x="0.517cm" svg:y="0.023cm"><draw:text-box><text:p><text:span text:style-name="T22">2</text:span></text:p></draw:text-box></draw:frame></text:p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K2" office:value-type="string">
            <text:p text:style-name="P26"/>
          </table:table-cell>
        </table:table-row>
        <table:table-row table:style-name="Tableau3.1"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K10" office:value-type="string">
            <text:p text:style-name="P27"/>
          </table:table-cell>
        </table:table-row>
        <table:table-row table:style-name="Tableau3.1"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K2" office:value-type="string">
            <text:p text:style-name="P17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14T18:09:36.952000000</dc:date>
    <meta:editing-duration>PT1H47M40S</meta:editing-duration>
    <meta:editing-cycles>1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